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paragraph-rsid="0018ef11"/>
    </style:style>
    <style:style style:name="P2" style:family="paragraph">
      <style:paragraph-properties fo:text-align="center"/>
    </style:style>
    <style:style style:name="T1" style:family="text">
      <style:text-properties style:font-name="Times New Roman" fo:font-size="12pt" fo:language="it" fo:country="IT" style:font-size-asian="12pt" style:font-size-complex="12pt"/>
    </style:style>
    <style:style style:name="T2" style:family="text">
      <style:text-properties style:font-name="Times New Roman" fo:font-size="12pt" fo:language="it" fo:country="IT" officeooo:rsid="001826d9" style:font-size-asian="12pt" style:font-size-complex="12pt"/>
    </style:style>
    <style:style style:name="T3" style:family="text">
      <style:text-properties officeooo:rsid="000386c2"/>
    </style:style>
    <style:style style:name="T4" style:family="text">
      <style:text-properties officeooo:rsid="001c0969"/>
    </style:style>
    <style:style style:name="T5" style:family="text">
      <style:text-properties officeooo:rsid="00256e08"/>
    </style:style>
    <style:style style:name="gr1" style:family="graphic">
      <style:graphic-properties draw:stroke="dash" draw:stroke-dash="Dashed_20__28_var_29__20_4" svg:stroke-width="0.51pt" svg:stroke-color="#000000" svg:stroke-opacity="75%" draw:stroke-linejoin="miter" draw:fill-color="#00cc00" draw:opacity="5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5" svg:stroke-width="0.51pt" svg:stroke-color="#000000" svg:stroke-opacity="75%" draw:stroke-linejoin="round" svg:stroke-linecap="butt" draw:fill="solid" draw:fill-color="#00cc00" draw:opacity="50%"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2" svg:width="59.98pt" svg:height="59.98pt" draw:transform="rotate (-1.5707963267949) translate (477.35pt 350.65pt)"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gon text:anchor-type="page" text:anchor-page-number="0" draw:z-index="1" draw:name="actual" draw:style-name="gr2" draw:text-style-name="P2" svg:width="99.98pt" svg:height="99.98pt" svg:x="247.41pt" svg:y="370.66pt" svg:viewBox="0 0 3528 3528" draw:points="1764,0 3528,0 3528,3528 0,3528 0,0">
        <text:p/>
      </draw:polygon>
      <draw:polygon text:anchor-type="page" text:anchor-page-number="0" draw:z-index="2" draw:name="actual" draw:style-name="gr2" draw:text-style-name="P2" svg:width="79.97pt" svg:height="79.97pt" svg:x="407.4pt" svg:y="380.64pt" svg:viewBox="0 0 2822 2822" draw:points="2822,1411 2822,2822 0,2822 0,0 2822,0">
        <text:p/>
      </draw:polygon>
      <text:p text:style-name="Standard">CLEARSCREEN</text:p>
      <text:p text:style-name="Standard">HOME</text:p>
      <text:p text:style-name="Standard">SHOWTURTLE</text:p>
      <text:p text:style-name="Standard">COLORE = FILLCOLOR</text:p>
      <text:p text:style-name="Standard"><text:span text:style-name="T1">FILLCOLOR </text:span><text:span text:style-name="T2">[0, 204, 0, 127]</text:span></text:p>
      <text:p text:style-name="P1"><text:span text:style-name="T1"/></text:p>
      <text:p text:style-name="Standard">;PRINT COLORE</text:p>
      <text:p text:style-name="Standard"/>
      <text:p text:style-name="Standard">TO QUADRATO LATO</text:p>
      <text:p text:style-name="Standard"><text:tab/>ANGOLO = <text:span text:style-name="T3">90<text:tab/><text:tab/>; angoli interni quadrato</text:span></text:p>
      <text:p text:style-name="Standard"/>
      <text:p text:style-name="Standard"><text:tab/><text:span text:style-name="T3">PENUP<text:tab/><text:tab/><text:tab/>; alzo la penna</text:span></text:p>
      <text:p text:style-name="Standard"><text:tab/><text:span text:style-name="T3">FORWARD LATO/2<text:tab/><text:tab/>; mi dirigo su lato che ho di fronte</text:span></text:p>
      <text:p text:style-name="Standard"><text:tab/><text:tab/><text:tab/><text:tab/><text:tab/>; <text:span text:style-name="T3">così mi ritrovo a metà del lato di fronte</text:span></text:p>
      <text:p text:style-name="Standard"><text:tab/><text:span text:style-name="T3">RIGHT ANGOLO</text:span><text:tab/><text:tab/>; <text:span text:style-name="T3">giro a destra</text:span></text:p>
      <text:p text:style-name="Standard"><text:tab/><text:span text:style-name="T3">PENDOWN</text:span><text:tab/><text:tab/><text:tab/>; <text:span text:style-name="T3">abbasso la penna</text:span> </text:p>
      <text:p text:style-name="Standard"><text:tab/>FORWARD LATO/<text:span text:style-name="T3">2<text:tab/><text:tab/>; disegno mezzo del primo lato </text:span></text:p>
      <text:p text:style-name="Standard"><text:tab/><text:span text:style-name="T3">RIGHT</text:span> ANGOLO<text:span text:style-name="T4"><text:tab/><text:tab/>; giro a destra</text:span></text:p>
      <text:p text:style-name="Standard"><text:tab/>FORWARD LATO<text:tab/><text:tab/>; <text:span text:style-name="T3">disegno il secondo lato</text:span></text:p>
      <text:p text:style-name="Standard"><text:tab/><text:span text:style-name="T3">RIGHT</text:span> ANGOLO<text:tab/><text:tab/>; <text:span text:style-name="T3">giro a destra</text:span></text:p>
      <text:p text:style-name="Standard"><text:tab/>FORWARD LATO<text:tab/><text:tab/>; <text:span text:style-name="T3">disegno il terzo lato</text:span></text:p>
      <text:p text:style-name="Standard"><text:tab/><text:span text:style-name="T3">RIGHT</text:span> ANGOLO<text:tab/><text:tab/>; <text:span text:style-name="T3">giro a destra</text:span></text:p>
      <text:p text:style-name="Standard"><text:tab/>FORWARD LATO<text:tab/><text:tab/>; <text:span text:style-name="T3">disegno il quarto lato</text:span></text:p>
      <text:p text:style-name="Standard"><text:tab/><text:span text:style-name="T3">RIGHT ANGOLO<text:tab/><text:tab/>; giro a destra</text:span></text:p>
      <text:p text:style-name="Standard"><text:tab/><text:span text:style-name="T3">FILL<text:tab/><text:tab/>; disegno la metà rimanente del quarto lato</text:span></text:p>
      <text:p text:style-name="Standard"><text:tab/><text:span text:style-name="T3">RIGHT ANGOLO<text:tab/><text:tab/>; giro a destra (per tornare nel centro del quadrato)</text:span></text:p>
      <text:p text:style-name="Standard"><text:tab/><text:span text:style-name="T3">PENUP<text:tab/><text:tab/><text:tab/>; alzo la penna</text:span></text:p>
      <text:p text:style-name="Standard"><text:tab/><text:span text:style-name="T3">FORWARD LATO/2<text:tab/><text:tab/>; torno nel centro del quadrato</text:span></text:p>
      <text:p text:style-name="Standard"><text:tab/><text:span text:style-name="T3">LEFT ANGOLO*2<text:tab/><text:tab/>; mi rigiro nella direzione in cui mi trovavo inzialmente</text:span></text:p>
      <text:p text:style-name="Standard">END</text:p>
      <text:p text:style-name="Standard"/>
      <text:p text:style-name="Standard">QUADRATO <text:span text:style-name="T5">100</text:span></text:p>
      <text:p text:style-name="Standard">RIGHT 90</text:p>
      <text:p text:style-name="Standard">FORWARD 200</text:p>
      <text:p text:style-name="Standard">QUADRATO 80</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draw:stroke-dash draw:name="Dashed_20__28_var_29__20_4" draw:display-name="Dashed (var) 4" draw:style="rect" draw:dots2="1" draw:dots2-length="0.57pt" draw:distance="0.57pt"/>
    <draw:stroke-dash draw:name="Dashed_20__28_var_29__20_5" draw:display-name="Dashed (var) 5"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F-titolo" style:family="paragraph">
      <style:text-properties fo:color="#000000" style:font-name="Times New Roman1"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2" style:font-family-complex="'Times New Roman'" style:font-family-generic-complex="system" style:font-pitch-complex="variable" style:font-size-complex="10pt" style:language-complex="hi" style:country-complex="IN"/>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6:03:19.286534646</meta:creation-date>
    <dc:date>2016-08-15T16:09:26.213405395</dc:date>
    <meta:editing-duration>P0D</meta:editing-duration>
    <meta:editing-cycles>2</meta:editing-cycles>
    <meta:generator>LibreOffice/4.2.8.2$Linux_x86 LibreOffice_project/420m0$Build-2</meta:generator>
    <meta:document-statistic meta:table-count="0" meta:image-count="0" meta:object-count="0" meta:page-count="1" meta:paragraph-count="31" meta:word-count="168" meta:character-count="915" meta:non-whitespace-character-count="732"/>
  </office:meta>
</office:document-meta>
</file>